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leted List Item</text:h>
      <text:p text:style-name="Text_20_body">In this example, the following list will have its last item removed.</text:p>
      <text:list text:style-name="L1">
        <text:list-item>
          <text:p text:style-name="P1">This is item 1</text:p>
        </text:list-item>
        <text:list-item>
          <text:p text:style-name="P1">This is item 2</text:p>
        </text:list-item>
        <delta:removed-content delta:removal-change-idref="ct1">
          <text:list-item>
            <text:p text:style-name="P1">This is item 3 and will be removed.</text:p>
          </text:list-item>
        </delta:removed-content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4T11:41:28</meta:creation-date>
    <meta:document-statistic meta:table-count="0" meta:image-count="0" meta:object-count="0" meta:page-count="1" meta:paragraph-count="5" meta:word-count="34" meta:character-count="154"/>
    <dc:date>2010-06-24T11:42:34</dc:date>
    <dc:creator>Tristan Mitchell</dc:creator>
    <meta:editing-duration>PT00H01M06S</meta:editing-duration>
    <meta:editing-cycles>1</meta:editing-cycles>
    <meta:generator>OpenOffice.org/3.2$Unix OpenOffice.org_project/320m18$Build-9502</meta:generator>
  </office:meta>
</office:document-meta>
</file>